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094210" officeooo:paragraph-rsid="00094210"/>
    </style:style>
    <style:style style:name="P2" style:family="paragraph" style:parent-style-name="Header">
      <style:paragraph-properties fo:text-align="center" style:justify-single-word="false"/>
      <style:text-properties officeooo:paragraph-rsid="00094210"/>
    </style:style>
    <style:style style:name="P3" style:family="paragraph" style:parent-style-name="Header">
      <style:paragraph-properties fo:text-align="center" style:justify-single-word="false"/>
      <style:text-properties fo:font-size="16pt" fo:font-weight="bold" officeooo:paragraph-rsid="00094210" style:font-size-asian="16pt" style:font-weight-asian="bold" style:font-size-complex="16pt" style:font-weight-complex="bold"/>
    </style:style>
    <style:style style:name="P4" style:family="paragraph" style:parent-style-name="Header">
      <style:paragraph-properties fo:text-align="center" style:justify-single-word="false"/>
      <style:text-properties style:text-underline-style="none" fo:font-weight="normal" officeooo:paragraph-rsid="00094210" style:font-weight-asian="normal" style:font-weight-complex="normal"/>
    </style:style>
    <style:style style:name="P5" style:family="paragraph" style:parent-style-name="Standard">
      <style:text-properties fo:color="#3465a4" loext:opacity="100%" fo:font-weight="bold" style:font-weight-asian="bold" style:font-weight-complex="bold"/>
    </style:style>
    <style:style style:name="P6" style:family="paragraph" style:parent-style-name="Standard">
      <style:paragraph-properties fo:break-before="page"/>
      <style:text-properties fo:color="#3465a4" loext:opacity="100%" fo:font-weight="bold" style:font-weight-asian="bold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page"/>
      <style:text-properties fo:font-weight="bold" officeooo:rsid="000e84ce" officeooo:paragraph-rsid="000e84ce" style:font-weight-asian="bold" style:font-weight-complex="bold"/>
    </style:style>
    <style:style style:name="P9" style:family="paragraph" style:parent-style-name="Standard">
      <style:text-properties fo:font-weight="bold" officeooo:rsid="000e84ce" officeooo:paragraph-rsid="000e84ce" style:font-weight-asian="bold" style:font-weight-complex="bold"/>
    </style:style>
    <style:style style:name="P10" style:family="paragraph" style:parent-style-name="Standard">
      <style:text-properties officeooo:paragraph-rsid="00094210"/>
    </style:style>
    <style:style style:name="P11" style:family="paragraph" style:parent-style-name="Standard">
      <style:text-properties officeooo:paragraph-rsid="000ae924"/>
    </style:style>
    <style:style style:name="P12" style:family="paragraph" style:parent-style-name="Standard">
      <style:text-properties officeooo:rsid="000ae924" officeooo:paragraph-rsid="000ae924"/>
    </style:style>
    <style:style style:name="P13" style:family="paragraph" style:parent-style-name="Standard">
      <style:text-properties officeooo:rsid="000ae924" officeooo:paragraph-rsid="000cb8b3"/>
    </style:style>
    <style:style style:name="P14" style:family="paragraph" style:parent-style-name="Standard">
      <style:text-properties fo:font-weight="normal" officeooo:rsid="000ae924" officeooo:paragraph-rsid="000ae924" style:font-weight-asian="normal" style:font-weight-complex="normal"/>
    </style:style>
    <style:style style:name="P15" style:family="paragraph" style:parent-style-name="Standard">
      <style:text-properties officeooo:paragraph-rsid="000cb8b3"/>
    </style:style>
    <style:style style:name="P16" style:family="paragraph" style:parent-style-name="Standard">
      <style:text-properties officeooo:rsid="000e84ce" officeooo:paragraph-rsid="000e84ce"/>
    </style:style>
    <style:style style:name="P17" style:family="paragraph" style:parent-style-name="Standard">
      <style:text-properties officeooo:paragraph-rsid="000e84ce"/>
    </style:style>
    <style:style style:name="P18" style:family="paragraph" style:parent-style-name="Standard">
      <style:text-properties officeooo:rsid="0010afec" officeooo:paragraph-rsid="0010afec"/>
    </style:style>
    <style:style style:name="T1" style:family="text">
      <style:text-properties officeooo:rsid="0005d1a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4210" style:font-weight-asian="bold" style:font-weight-complex="bold"/>
    </style:style>
    <style:style style:name="T4" style:family="text">
      <style:text-properties fo:font-weight="bold" officeooo:rsid="000ae924" style:font-weight-asian="bold" style:font-weight-complex="bold"/>
    </style:style>
    <style:style style:name="T5" style:family="text">
      <style:text-properties fo:font-weight="bold" officeooo:rsid="000cb8b3" style:font-weight-asian="bold" style:font-weight-complex="bold"/>
    </style:style>
    <style:style style:name="T6" style:family="text">
      <style:text-properties fo:font-weight="bold" officeooo:rsid="000e84ce" style:font-weight-asian="bold" style:font-weight-complex="bold"/>
    </style:style>
    <style:style style:name="T7" style:family="text">
      <style:text-properties fo:color="#3465a4" loext:opacity="100%" fo:font-weight="bold" style:font-weight-asian="bold" style:font-weight-complex="bold"/>
    </style:style>
    <style:style style:name="T8" style:family="text">
      <style:text-properties fo:color="#3465a4" loext:opacity="100%" fo:font-weight="bold" officeooo:rsid="000ae924" style:font-weight-asian="bold" style:font-weight-complex="bold"/>
    </style:style>
    <style:style style:name="T9" style:family="text">
      <style:text-properties fo:color="#3465a4" loext:opacity="100%" fo:font-weight="bold" officeooo:rsid="000cb8b3" style:font-weight-asian="bold" style:font-weight-complex="bold"/>
    </style:style>
    <style:style style:name="T10" style:family="text">
      <style:text-properties fo:color="#3465a4" loext:opacity="100%" fo:font-weight="bold" officeooo:rsid="000e84ce" style:font-weight-asian="bold" style:font-weight-complex="bold"/>
    </style:style>
    <style:style style:name="T11" style:family="text">
      <style:text-properties fo:color="#3465a4" loext:opacity="100%" style:text-position="0% 100%" fo:font-weight="bold" style:font-weight-asian="bold" style:font-weight-complex="bold"/>
    </style:style>
    <style:style style:name="T12" style:family="text">
      <style:text-properties fo:color="#3465a4" loext:opacity="100%" style:text-position="0% 100%" fo:font-weight="bold" officeooo:rsid="000cb8b3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94210" style:font-weight-asian="normal" style:font-weight-complex="normal"/>
    </style:style>
    <style:style style:name="T15" style:family="text">
      <style:text-properties fo:font-weight="normal" officeooo:rsid="000ae924" style:font-weight-asian="normal" style:font-weight-complex="normal"/>
    </style:style>
    <style:style style:name="T16" style:family="text">
      <style:text-properties fo:font-weight="normal" officeooo:rsid="000e84ce" style:font-weight-asian="normal" style:font-weight-complex="normal"/>
    </style:style>
    <style:style style:name="T17" style:family="text">
      <style:text-properties fo:font-weight="normal" officeooo:rsid="0010afec" style:font-weight-asian="normal" style:font-weight-complex="normal"/>
    </style:style>
    <style:style style:name="T18" style:family="text">
      <style:text-properties fo:color="#000000" loext:opacity="100%"/>
    </style:style>
    <style:style style:name="T19" style:family="text">
      <style:text-properties fo:color="#000000" loext:opacity="100%" fo:font-weight="normal" style:font-weight-asian="normal" style:font-weight-complex="normal"/>
    </style:style>
    <style:style style:name="T20" style:family="text">
      <style:text-properties officeooo:rsid="00094210"/>
    </style:style>
    <style:style style:name="T21" style:family="text">
      <style:text-properties fo:font-variant="normal" fo:text-transform="none" fo:color="#bdc1c6" loext:opacity="100%" style:font-name="Google Sans" fo:font-size="10.5pt" fo:letter-spacing="normal" fo:font-style="normal" fo:font-weight="normal"/>
    </style:style>
    <style:style style:name="T22" style:family="text">
      <style:text-properties fo:color="#bf0041" loext:opacity="100%"/>
    </style:style>
    <style:style style:name="T23" style:family="text">
      <style:text-properties fo:color="#bf0041" loext:opacity="100%" fo:font-weight="bold" style:font-weight-asian="bold" style:font-weight-complex="bold"/>
    </style:style>
    <style:style style:name="T24" style:family="text">
      <style:text-properties fo:color="#bf0041" loext:opacity="100%" fo:font-weight="bold" officeooo:rsid="000ad2e4" style:font-weight-asian="bold" style:font-weight-complex="bold"/>
    </style:style>
    <style:style style:name="T25" style:family="text">
      <style:text-properties fo:color="#bf0041" loext:opacity="100%" fo:font-weight="bold" officeooo:rsid="000ae924" style:font-weight-asian="bold" style:font-weight-complex="bold"/>
    </style:style>
    <style:style style:name="T26" style:family="text">
      <style:text-properties fo:color="#bf0041" loext:opacity="100%" fo:font-weight="bold" officeooo:rsid="00094210" style:font-weight-asian="bold" style:font-weight-complex="bold"/>
    </style:style>
    <style:style style:name="T27" style:family="text">
      <style:text-properties fo:color="#bf0041" loext:opacity="100%" fo:font-weight="bold" officeooo:rsid="000e84ce" style:font-weight-asian="bold" style:font-weight-complex="bold"/>
    </style:style>
    <style:style style:name="T28" style:family="text">
      <style:text-properties fo:color="#bf0041" loext:opacity="100%" fo:font-weight="bold" officeooo:rsid="000cb8b3" style:font-weight-asian="bold" style:font-weight-complex="bold"/>
    </style:style>
    <style:style style:name="T29" style:family="text">
      <style:text-properties fo:color="#bf0041" loext:opacity="100%" fo:font-weight="normal" style:font-weight-asian="normal" style:font-weight-complex="normal"/>
    </style:style>
    <style:style style:name="T30" style:family="text">
      <style:text-properties fo:color="#bf0041" loext:opacity="100%" officeooo:rsid="000ae924"/>
    </style:style>
    <style:style style:name="T31" style:family="text">
      <style:text-properties fo:color="#bf0041" loext:opacity="100%" officeooo:rsid="000cb8b3"/>
    </style:style>
    <style:style style:name="T32" style:family="text">
      <style:text-properties officeooo:rsid="000ad2e4"/>
    </style:style>
    <style:style style:name="T33" style:family="text">
      <style:text-properties officeooo:rsid="000ae924"/>
    </style:style>
    <style:style style:name="T34" style:family="text">
      <style:text-properties style:text-position="super 58%"/>
    </style:style>
    <style:style style:name="T35" style:family="text">
      <style:text-properties style:text-position="0% 100%"/>
    </style:style>
    <style:style style:name="T36" style:family="text">
      <style:text-properties style:text-position="0% 100%" fo:font-weight="bold" style:font-weight-asian="bold" style:font-weight-complex="bold"/>
    </style:style>
    <style:style style:name="T37" style:family="text">
      <style:text-properties style:text-position="0% 100%" fo:font-weight="normal" style:font-weight-asian="normal" style:font-weight-complex="normal"/>
    </style:style>
    <style:style style:name="T38" style:family="text">
      <style:text-properties officeooo:rsid="000e84ce"/>
    </style:style>
    <style:style style:name="T39" style:family="text">
      <style:text-properties officeooo:rsid="0010af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1. </text:span>A partir de la dirección IP 172.18.71.2/21, ¿cuál es la dirección de red y de difusión a la</text:p>
      <text:p text:style-name="P5">que pertenece dicha interfaz?. ¿Cuántas direcciones IP están disponibles en esta red, y</text:p>
      <text:p text:style-name="P5">cuáles serían?</text:p>
      <text:p text:style-name="Standard"/>
      <text:p text:style-name="Standard"><text:span text:style-name="T2">Dirección de host</text:span>: <text:span text:style-name="T18">10101100.00010010.</text:span><text:span text:style-name="T23">01000</text:span><text:span text:style-name="T18">111.00000010</text:span> <text:span text:style-name="T13">(</text:span><text:span text:style-name="T7">172.18.71.2</text:span><text:span text:style-name="T13">)</text:span></text:p>
      <text:p text:style-name="Standard"><text:span text:style-name="T2">Máscara de red (/21):</text:span> 11111111.11111111.<text:span text:style-name="T23">11111</text:span>000.00000000 (<text:span text:style-name="T23">255.255.248.0</text:span>)</text:p>
      <text:p text:style-name="Standard"><text:span text:style-name="T2">Dirección de red</text:span> = (dirección de host) AND (máscara de red), luego será:</text:p>
      <text:p text:style-name="Standard"/>
      <text:p text:style-name="Standard"><text:span text:style-name="T2">Dirección de red:</text:span> 10101100.00010010.01000000.00000000 -&gt; 172.18.64.0</text:p>
      <text:p text:style-name="Standard"><text:span text:style-name="T2">Dirección difusión</text:span> = bits de la dirección de red + resto de bits a 1</text:p>
      <text:p text:style-name="Standard"><text:span text:style-name="T2">Dirección difusión:</text:span> 10101100.00010010.01000111.1111111 -&gt;</text:p>
      <text:p text:style-name="Standard">172.18.71.255</text:p>
      <text:p text:style-name="Standard"/>
      <text:p text:style-name="Standard"><text:span text:style-name="T2">Se disponen 32 - 21 = 11 bits</text:span> para numerar las interfaces de red, pero hay que restar 2 direcciones reservadas: <text:span text:style-name="T2">la de red y la difusión.</text:span></text:p>
      <text:p text:style-name="Standard"><text:span text:style-name="T2"/></text:p>
      <text:p text:style-name="P7">Luego tendremos 211 - 2 = 2048 - 2 = 2046 interfaces distintas que van desde:</text:p>
      <text:p text:style-name="Standard">10101100.00010010.01000000.00000000 <text:span text:style-name="T2">(172.18.64.0) Direc</text:span><text:span text:style-name="T3">ción </text:span><text:span text:style-name="T2">de red (reservada)</text:span></text:p>
      <text:p text:style-name="Standard">10101100.00010010.01000000.00000001<text:span text:style-name="T2"> (172.18.64.1) dirección 1ª</text:span></text:p>
      <text:p text:style-name="Standard">10101100.00010010.01000000.00000010 <text:span text:style-name="T2">(172.18.64.2) dirección 2ª</text:span></text:p>
      <text:p text:style-name="Standard">10101100.00010010.01000000.00000011 <text:span text:style-name="T2">(172.18.64.3) dirección 3ª</text:span></text:p>
      <text:p text:style-name="Standard">10101100.00010010.01000000.00000100 <text:span text:style-name="T2">(172.18.64.4) dirección 4ª</text:span></text:p>
      <text:p text:style-name="P10">.</text:p>
      <text:p text:style-name="P10">.</text:p>
      <text:p text:style-name="P7"><text:span text:style-name="T13">10101100.00010010.01000111.11111110</text:span> (172.18.71.254) Última. Dirección 2046ª</text:p>
      <text:p text:style-name="P7"><text:span text:style-name="T13">10101100.00010010.01000111.11111111</text:span> (172.18.71.255) Dir. difusión (reservada)</text:p>
      <text:p text:style-name="Standard"/>
      <text:p text:style-name="P5">2. A partir de la dirección IP 192.168.108.20/28, ¿cuál es la dirección de red y de difusión</text:p>
      <text:p text:style-name="P5">a la que pertenece dicha interfaz?. ¿Cuántas direcciones IP están disponibles en esta red,</text:p>
      <text:p text:style-name="P5">y cuáles serían?</text:p>
      <text:p text:style-name="P11"><text:span text:style-name="T2">Dirección de host</text:span>: 11000000.10101000.1101100.<text:span text:style-name="T25">000</text:span><text:span text:style-name="T23">1</text:span>0100 <text:span text:style-name="T13">(</text:span><text:span text:style-name="T7">192.168.108.20</text:span><text:span text:style-name="T13">)</text:span></text:p>
      <text:p text:style-name="P10"><text:span text:style-name="T2">Máscara de red (/2</text:span><text:span text:style-name="T4">8</text:span><text:span text:style-name="T2">):</text:span> 11111111.11111111.11111<text:span text:style-name="T32">111</text:span>.<text:span text:style-name="T23">1111</text:span>0000 (<text:span text:style-name="T23">255.255.24</text:span><text:span text:style-name="T24">0</text:span><text:span text:style-name="T23">.0</text:span>)</text:p>
      <text:p text:style-name="P10"><text:span text:style-name="T13"/></text:p>
      <text:p text:style-name="P12"><text:span text:style-name="T13">La dirección IP </text:span><text:span text:style-name="T2">pertenece a la red 1</text:span><text:span text:style-name="T13"> por lo tanto su dirección de red y de difusión son :</text:span></text:p>
      <text:p text:style-name="P11"><text:span text:style-name="T4">Dirección de red</text:span><text:span text:style-name="T15"> = </text:span><text:span text:style-name="T14">11000000.10101000.1101100.</text:span><text:span text:style-name="T25">000</text:span><text:span text:style-name="T26">1</text:span><text:span text:style-name="T14">0</text:span><text:span text:style-name="T15">0</text:span><text:span text:style-name="T14">00 </text:span><text:span text:style-name="T15">= <text:s/></text:span><text:span text:style-name="T8">192.168.108.16</text:span></text:p>
      <text:p text:style-name="P11"><text:span text:style-name="T4">Dirección de difusión</text:span><text:span text:style-name="T15"> <text:s/>= <text:s/>11000000.10101000.1101100.</text:span><text:span text:style-name="T25">0001</text:span><text:span text:style-name="T15">1111</text:span><text:span text:style-name="T25"> </text:span><text:span text:style-name="T15">=</text:span><text:span text:style-name="T25"> </text:span><text:span text:style-name="T8">192.168.108.31</text:span></text:p>
      <text:p text:style-name="P12">Quedarían libres 4 bits para hosts por lo tanto 2<text:span text:style-name="T34">4</text:span><text:span text:style-name="T35"> = 16 -2 = </text:span><text:span text:style-name="T36">14 hosts libres para cada subred, </text:span><text:span text:style-name="T37">comprendidas entre la </text:span><text:span text:style-name="T11">192.168.108.17 y 192.168.108.30 </text:span><text:span text:style-name="T12">para la red 1</text:span></text:p>
      <text:p text:style-name="P12"/>
      <text:p text:style-name="P5"/>
      <text:p text:style-name="P6">3. A partir de la dirección IP 192.168.108.20/255.255.255.128, ¿cuál es la dirección de red</text:p>
      <text:p text:style-name="P5">y de difusión a la que pertenece dicha interfaz?. ¿Cuántas direcciones IP están</text:p>
      <text:p text:style-name="P5">disponibles en esta red, y cuáles serían?</text:p>
      <text:p text:style-name="P11"><text:span text:style-name="T2">Dirección de host</text:span>: 11000000.10101000.1101100.<text:span text:style-name="T23">0</text:span>0010100 <text:span text:style-name="T13">(</text:span><text:span text:style-name="T7">192.168.108.20</text:span><text:span text:style-name="T13">)</text:span></text:p>
      <text:p text:style-name="P11"><text:span text:style-name="T2">Máscara de red (/2</text:span><text:span text:style-name="T5">5</text:span><text:span text:style-name="T2">):</text:span> 11111111.11111111.11111<text:span text:style-name="T32">111</text:span>.<text:span text:style-name="T23">1</text:span>0000000 (<text:span text:style-name="T23">255.255.2</text:span><text:span text:style-name="T25">55.128</text:span>)</text:p>
      <text:p text:style-name="P11"><text:span text:style-name="T13"/></text:p>
      <text:p text:style-name="P12"><text:span text:style-name="T13">La dirección IP </text:span><text:span text:style-name="T2">pertenece a la red 0</text:span><text:span text:style-name="T13"> por lo tanto su dirección de red y difusión son:</text:span></text:p>
      <text:p text:style-name="P11"><text:span text:style-name="T4">Dirección de red</text:span><text:span text:style-name="T15"> = </text:span><text:span text:style-name="T14">11000000.10101000.1101100.</text:span><text:span text:style-name="T26">0</text:span><text:span text:style-name="T14">00</text:span><text:span text:style-name="T15">0</text:span><text:span text:style-name="T14">0000 </text:span><text:span text:style-name="T15">= <text:s/></text:span><text:span text:style-name="T8"><text:s/>192.168.108.0</text:span></text:p>
      <text:p text:style-name="P11"><text:span text:style-name="T2">Dirección de difusión</text:span><text:span text:style-name="T13"> <text:s/>= <text:s/>11000000.10101000.1101100.</text:span><text:span text:style-name="T26">0</text:span><text:span text:style-name="T13">11</text:span><text:span text:style-name="T14">111</text:span><text:span text:style-name="T13">11</text:span><text:span text:style-name="T23"> </text:span><text:span text:style-name="T13">=</text:span><text:span text:style-name="T23"> </text:span><text:span text:style-name="T7">192.168.108.127</text:span></text:p>
      <text:p text:style-name="Standard"/>
      <text:p text:style-name="P12">Tenemos 7 bits para host por lo tanto 2<text:span text:style-name="T34">7</text:span><text:span text:style-name="T35"> = 128 - 2 = </text:span><text:span text:style-name="T36">126 hosts libres para cada subred,</text:span></text:p>
      <text:p text:style-name="P14"><text:span text:style-name="T35">que van comprendidas entre </text:span><text:span text:style-name="T11">192.168.108.1 y 192.168.108.126 </text:span><text:span text:style-name="T12">para la red 0</text:span></text:p>
      <text:p text:style-name="Standard"/>
      <text:p text:style-name="P5">4. A partir de la dirección IP 192.168.108.148/255.255.255.128, ¿cuál es la dirección de</text:p>
      <text:p text:style-name="P5">red y de difusión a la que pertenece dicha interfaz?. ¿Cuántas direcciones IP están</text:p>
      <text:p text:style-name="P5">disponibles en esta red, y cuáles serían?</text:p>
      <text:p text:style-name="P11"><text:span text:style-name="T2">Dirección de host</text:span>: 11000000.10101000.1101100.<text:span text:style-name="T23">1</text:span>0010100 <text:span text:style-name="T13">(</text:span><text:span text:style-name="T7">192.168.108.148</text:span><text:span text:style-name="T13">)</text:span></text:p>
      <text:p text:style-name="P11"><text:span text:style-name="T2">Máscara de red (/2</text:span><text:span text:style-name="T5">5</text:span><text:span text:style-name="T2">):</text:span> 11111111.11111111.11111<text:span text:style-name="T32">111</text:span>.<text:span text:style-name="T23">1</text:span>0000000 (<text:span text:style-name="T23">255.255.2</text:span><text:span text:style-name="T25">55.128</text:span>)</text:p>
      <text:p text:style-name="Standard"/>
      <text:p text:style-name="P12"><text:span text:style-name="T13">La dirección IP </text:span><text:span text:style-name="T2">pertenece a la red 1</text:span><text:span text:style-name="T13"> por lo tanto su dirección de red y difusión son:</text:span></text:p>
      <text:p text:style-name="P11"><text:span text:style-name="T4">Dirección de red</text:span><text:span text:style-name="T15"> = </text:span><text:span text:style-name="T14">11000000.10101000.1101100.</text:span><text:span text:style-name="T25">1</text:span><text:span text:style-name="T14">00</text:span><text:span text:style-name="T15">0</text:span><text:span text:style-name="T14">0000 </text:span><text:span text:style-name="T15">= <text:s/></text:span><text:span text:style-name="T8">192.168.108.128</text:span></text:p>
      <text:p text:style-name="P11"><text:span text:style-name="T2">Dirección de difusión</text:span><text:span text:style-name="T13"> <text:s/>= <text:s/>11000000.10101000.1101100.</text:span><text:span text:style-name="T25">1</text:span><text:span text:style-name="T13">11</text:span><text:span text:style-name="T14">111</text:span><text:span text:style-name="T13">11</text:span><text:span text:style-name="T23"> </text:span><text:span text:style-name="T13">=</text:span><text:span text:style-name="T23"> </text:span><text:span text:style-name="T7">192.168.108.</text:span><text:span text:style-name="T8">255</text:span></text:p>
      <text:p text:style-name="P11"><text:span text:style-name="T8"/></text:p>
      <text:p text:style-name="P12">Tenemos 7 bits para host por lo tanto 2<text:span text:style-name="T34">7</text:span><text:span text:style-name="T35"> = 128 - 2 = </text:span><text:span text:style-name="T36">126 hosts libres para cada subred,</text:span></text:p>
      <text:p text:style-name="P13">que van comprendidas entre <text:span text:style-name="T7">192.168.108.12</text:span><text:span text:style-name="T9">9</text:span> y <text:span text:style-name="T7">192.168.108.25</text:span><text:span text:style-name="T9">4 para la red 1</text:span></text:p>
      <text:p text:style-name="Standard"/>
      <text:p text:style-name="Standard"/>
      <text:p text:style-name="P5">5. Se dispone de una red local cuya dirección de red es 192.168.108.0/24, lo que nos</text:p>
      <text:p text:style-name="P5">permite disponer hasta 2<text:span text:style-name="T34">8</text:span> = 256 - 2 = 254 direcciones para los equipos de la red. Por</text:p>
      <text:p text:style-name="P5">necesidades de organización, se quiere transformar dicha red en 4 subredes distintas de</text:p>
      <text:p text:style-name="P5">tal forma que todas las IP de todos los equipos de las 4 subredes sigan comenzando por</text:p>
      <text:p text:style-name="P5">192.168.108. ¿Cuáles podrían ser dichas subredes, y qué rango direcciones de hosts</text:p>
      <text:p text:style-name="P5">estarían disponibles en cada subred?</text:p>
      <text:p text:style-name="P5"/>
      <text:p text:style-name="P15"><text:span text:style-name="T2">Dirección de </text:span><text:span text:style-name="T5">red</text:span>: 11000000.10101000.1101100.<text:span text:style-name="T38">00000000</text:span> <text:span text:style-name="T13">(</text:span><text:span text:style-name="T7">192.168.108.0</text:span><text:span text:style-name="T13">)</text:span></text:p>
      <text:p text:style-name="P15"><text:span text:style-name="T2">Máscara de red (/2</text:span><text:span text:style-name="T5">4</text:span><text:span text:style-name="T2">)</text:span>: 11111111.11111111.11111<text:span text:style-name="T32">111</text:span>.00000000 (<text:span text:style-name="T23">255.255.2</text:span><text:span text:style-name="T25">55.</text:span><text:span text:style-name="T28">0</text:span>)</text:p>
      <text:p text:style-name="P15"/>
      <text:p text:style-name="P16">Necesitamos 4 subredes, por lo tanto con 2 bits , obtendríamos la nueva mascara de subred, 2<text:span text:style-name="T34">2</text:span><text:span text:style-name="T35"> = 4</text:span></text:p>
      <text:p text:style-name="P16"><text:span text:style-name="T2">Nueva mascara de subred</text:span> = <text:s/>11111111.11111111.11111<text:span text:style-name="T32">111</text:span>.<text:span text:style-name="T23">11</text:span>000000 (<text:span text:style-name="T23">255.255.2</text:span><text:span text:style-name="T25">55.</text:span><text:span text:style-name="T28">192</text:span>)</text:p>
      <text:p text:style-name="P16">Tenemos 6 bits para hosts por lo tanto 2<text:span text:style-name="T34">6</text:span><text:span text:style-name="T35"> = 64 – 2 = </text:span><text:span text:style-name="T36">62 hosts para cada subred</text:span></text:p>
      <text:p text:style-name="P16"/>
      <text:p text:style-name="P8">Las nuevas direcciones de red serían : </text:p>
      <text:p text:style-name="P9"/>
      <text:p text:style-name="P16"><text:span text:style-name="T39">Red 0</text:span>.</text:p>
      <text:p text:style-name="P16"><text:span text:style-name="T2">Dirección de red</text:span> = 11000000.10101000.1101100.<text:span text:style-name="T23">00</text:span>000000 <text:span text:style-name="T13">(</text:span><text:span text:style-name="T7">192.168.108.0</text:span><text:span text:style-name="T13">)</text:span></text:p>
      <text:p text:style-name="P16"><text:span text:style-name="T2">Direcciones de hosts</text:span><text:span text:style-name="T13"> = <text:s/></text:span><text:span text:style-name="T7">192.168.108.1 - <text:s/>192.168.108.62</text:span></text:p>
      <text:p text:style-name="P16"><text:span text:style-name="T2">Dirección de difusión</text:span><text:span text:style-name="T13"> = 11000000.10101000.1101100.</text:span><text:span text:style-name="T23">00</text:span><text:span text:style-name="T19">111111 (</text:span><text:span text:style-name="T7">192.168.108.63</text:span><text:span text:style-name="T19">)</text:span></text:p>
      <text:p text:style-name="P16"><text:span text:style-name="T19"/></text:p>
      <text:p text:style-name="P16"><text:span text:style-name="T17">Red 1</text:span><text:span text:style-name="T13">.</text:span></text:p>
      <text:p text:style-name="P16"><text:span text:style-name="T2">Dirección de red </text:span><text:span text:style-name="T13">= 11000000.10101000.1101100.</text:span><text:span text:style-name="T23">01</text:span><text:span text:style-name="T13">000000 (</text:span><text:span text:style-name="T7">192.168.108.64</text:span><text:span text:style-name="T13">)</text:span></text:p>
      <text:p text:style-name="P16"><text:span text:style-name="T2">Direcciones de hosts</text:span><text:span text:style-name="T13"> = <text:s/></text:span><text:span text:style-name="T7">192.168.108.63 - <text:s/>192.168.108.126</text:span></text:p>
      <text:p text:style-name="P16"><text:span text:style-name="T2">Dirección de difusión</text:span><text:span text:style-name="T13"> = <text:s/>11000000.10101000.1101100.</text:span><text:span text:style-name="T23">01</text:span><text:span text:style-name="T19">111111</text:span><text:span text:style-name="T13"> (</text:span><text:span text:style-name="T7">192.168.108.127</text:span><text:span text:style-name="T13">)</text:span></text:p>
      <text:p text:style-name="P16"><text:span text:style-name="T13"/></text:p>
      <text:p text:style-name="P18"><text:span text:style-name="T13">Red 2.</text:span></text:p>
      <text:p text:style-name="P16"><text:span text:style-name="T2">Dirección de red</text:span><text:span text:style-name="T13"> = 11000000.10101000.1101100.</text:span><text:span text:style-name="T23">10</text:span><text:span text:style-name="T13">000000 (</text:span><text:span text:style-name="T7">192.168.108.128</text:span><text:span text:style-name="T13">)</text:span></text:p>
      <text:p text:style-name="P16"><text:span text:style-name="T2">Direcciones de hosts</text:span><text:span text:style-name="T13"> = <text:s/></text:span><text:span text:style-name="T7">192.168.108.129 - <text:s/>192.168.108.190</text:span></text:p>
      <text:p text:style-name="P16"><text:span text:style-name="T2">Dirección de difusión </text:span><text:span text:style-name="T13">= 11000000.10101000.1101100.</text:span><text:span text:style-name="T23">10</text:span><text:span text:style-name="T19">111111</text:span><text:span text:style-name="T13"> (</text:span><text:span text:style-name="T7">192.168.108.191</text:span><text:span text:style-name="T13">)</text:span></text:p>
      <text:p text:style-name="P16"/>
      <text:p text:style-name="P18"><text:span text:style-name="T13">Red 3.</text:span></text:p>
      <text:p text:style-name="P16"><text:span text:style-name="T2">Dirección de red</text:span><text:span text:style-name="T13"> = 11000000.10101000.1101100.</text:span><text:span text:style-name="T23">11</text:span><text:span text:style-name="T13">000000 (</text:span><text:span text:style-name="T7">192.168.108.192</text:span><text:span text:style-name="T13">)</text:span></text:p>
      <text:p text:style-name="P16"><text:span text:style-name="T2">Direcciones de hosts</text:span><text:span text:style-name="T13"> = <text:s/></text:span><text:span text:style-name="T7">192.168.108.193 - <text:s/>192.168.108.254</text:span></text:p>
      <text:p text:style-name="P17"><text:span text:style-name="T6">Dirección de difusión</text:span><text:span text:style-name="T16"> = 11000000.10101000.1101100.</text:span><text:span text:style-name="T27">11</text:span><text:span text:style-name="T16">111111 (</text:span><text:span text:style-name="T10">192.168.108.255</text:span><text:span text:style-name="T16">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officeooo:paragraph-rsid="00094210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center" style:justify-single-word="false"/>
      <style:text-properties officeooo:paragraph-rsid="00094210"/>
    </style:style>
    <style:style style:name="MP3" style:family="paragraph" style:parent-style-name="Header">
      <style:paragraph-properties fo:text-align="center" style:justify-single-word="false"/>
      <style:text-properties officeooo:rsid="00094210" officeooo:paragraph-rsid="00094210"/>
    </style:style>
    <style:style style:name="MP4" style:family="paragraph" style:parent-style-name="Header">
      <style:paragraph-properties fo:text-align="center" style:justify-single-word="false"/>
      <style:text-properties style:text-underline-style="none" fo:font-weight="normal" officeooo:paragraph-rsid="00094210" style:font-weight-asian="normal" style:font-weight-complex="normal"/>
    </style:style>
    <style:style style:name="MT1" style:family="text">
      <style:text-properties officeooo:rsid="00094210"/>
    </style:style>
    <style:style style:name="MT2" style:family="text">
      <style:text-properties fo:font-variant="normal" fo:text-transform="none" fo:color="#bdc1c6" loext:opacity="100%" style:font-name="Google Sans" fo:font-size="10.5pt" fo:letter-spacing="normal" fo:font-style="normal" fo:font-weight="normal"/>
    </style:style>
    <style:style style:name="MT3" style:family="text">
      <style:text-properties officeooo:rsid="000ae92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José Ángel Gómez Morillo</text:span></text:p>
        <text:p text:style-name="MP2"><text:span text:style-name="MT1">2</text:span><text:span text:style-name="MT2">º</text:span> <text:span text:style-name="MT1">Desarrollo Aplicaciones Web</text:span></text:p>
        <text:p text:style-name="MP3">Relación ejercicios subneting</text:p>
        <text:p text:style-name="MP4"><text:span text:style-name="MT3">página </text:span><text:span text:style-name="MT1"><text:page-number text:select-page="current">1</text:page-number></text:span><text:span text:style-name="MT1">/</text:span><text:span text:style-name="MT1"><text:page-count>3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8T09:21:32.371302413</meta:creation-date>
    <dc:date>2023-09-28T17:41:55.811000000</dc:date>
    <meta:editing-duration>PT2H18M25S</meta:editing-duration>
    <meta:editing-cycles>7</meta:editing-cycles>
    <meta:generator>LibreOffice/7.5.4.2$Windows_X86_64 LibreOffice_project/36ccfdc35048b057fd9854c757a8b67ec53977b6</meta:generator>
    <meta:document-statistic meta:table-count="0" meta:image-count="0" meta:object-count="0" meta:page-count="3" meta:paragraph-count="82" meta:word-count="726" meta:character-count="5375" meta:non-whitespace-character-count="4709"/>
  </office:meta>
</office:document-meta>
</file>